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sk_n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redecess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.4" calcext:value-type="float">
            <text:p>3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00/00/00</text:date>, <text:time style:data-style-name="N2" text:time-value="19:23:50.526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18T17:55:32.567000000</meta:creation-date>
    <dc:date>2021-07-18T19:24:53.664000000</dc:date>
    <meta:editing-duration>PT6M47S</meta:editing-duration>
    <meta:editing-cycles>4</meta:editing-cycles>
    <meta:generator>LibreOffice/6.3.3.2$Windows_X86_64 LibreOffice_project/a64200df03143b798afd1ec74a12ab50359878ed</meta:generator>
    <meta:document-statistic meta:table-count="1" meta:cell-count="23" meta:object-count="0"/>
  </office:meta>
</office:document-meta>
</file>